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/>
    </style:style>
    <style:style style:name="ce2" style:family="table-cell" style:parent-style-name="Default" style:data-style-name="N2">
      <style:table-cell-properties fo:background-color="transparent" fo:border="none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0" table:default-cell-style-name="Default"/>
        <table:table-row table:style-name="ro1">
          <table:table-cell table:style-name="Default" office:value-type="string" calcext:value-type="string">
            <text:p>strompreis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6.6834617" calcext:value-type="float">
            <text:p>6,68346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19.34932" calcext:value-type="float">
            <text:p>119,34932</text:p>
          </table:table-cell>
          <table:table-cell office:value-type="float" office:value="96.825365" calcext:value-type="float">
            <text:p>96,825365</text:p>
          </table:table-cell>
          <table:table-cell office:value-type="float" office:value="73.69634" calcext:value-type="float">
            <text:p>73,69634</text:p>
          </table:table-cell>
          <table:table-cell office:value-type="float" office:value="49.151363" calcext:value-type="float">
            <text:p>49,151363</text:p>
          </table:table-cell>
          <table:table-cell office:value-type="float" office:value="35.056308" calcext:value-type="float">
            <text:p>35,056308</text:p>
          </table:table-cell>
          <table:table-cell office:value-type="float" office:value="17.381131" calcext:value-type="float">
            <text:p>17,3811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255.14563" calcext:value-type="float">
            <text:p>255,14563</text:p>
          </table:table-cell>
          <table:table-cell office:value-type="float" office:value="208.31926" calcext:value-type="float">
            <text:p>208,31926</text:p>
          </table:table-cell>
          <table:table-cell office:value-type="float" office:value="177.78893" calcext:value-type="float">
            <text:p>177,78893</text:p>
          </table:table-cell>
          <table:table-cell office:value-type="float" office:value="142.11016" calcext:value-type="float">
            <text:p>142,11016</text:p>
          </table:table-cell>
          <table:table-cell office:value-type="float" office:value="109.21726" calcext:value-type="float">
            <text:p>109,21726</text:p>
          </table:table-cell>
          <table:table-cell office:value-type="float" office:value="82.877372" calcext:value-type="float">
            <text:p>82,877372</text:p>
          </table:table-cell>
          <table:table-cell office:value-type="float" office:value="60.689082" calcext:value-type="float">
            <text:p>60,689082</text:p>
          </table:table-cell>
          <table:table-cell office:value-type="float" office:value="35.373227" calcext:value-type="float">
            <text:p>35,373227</text:p>
          </table:table-cell>
          <table:table-cell office:value-type="float" office:value="8.7190375" calcext:value-type="float">
            <text:p>8,7190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384.87377" calcext:value-type="float">
            <text:p>384,87377</text:p>
          </table:table-cell>
          <table:table-cell office:value-type="float" office:value="342.82534" calcext:value-type="float">
            <text:p>342,82534</text:p>
          </table:table-cell>
          <table:table-cell office:value-type="float" office:value="292.29201" calcext:value-type="float">
            <text:p>292,29201</text:p>
          </table:table-cell>
          <table:table-cell office:value-type="float" office:value="248.05247" calcext:value-type="float">
            <text:p>248,05247</text:p>
          </table:table-cell>
          <table:table-cell office:value-type="float" office:value="210.93995" calcext:value-type="float">
            <text:p>210,93995</text:p>
          </table:table-cell>
          <table:table-cell office:value-type="float" office:value="169.53975" calcext:value-type="float">
            <text:p>169,53975</text:p>
          </table:table-cell>
          <table:table-cell office:value-type="float" office:value="132.99277" calcext:value-type="float">
            <text:p>132,99277</text:p>
          </table:table-cell>
          <table:table-cell office:value-type="float" office:value="100.56399" calcext:value-type="float">
            <text:p>100,56399</text:p>
          </table:table-cell>
          <table:table-cell office:value-type="float" office:value="66.300653" calcext:value-type="float">
            <text:p>66,300653</text:p>
          </table:table-cell>
          <table:table-cell office:value-type="float" office:value="31.887619" calcext:value-type="float">
            <text:p>31,8876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502.91697" calcext:value-type="float">
            <text:p>502,91697</text:p>
          </table:table-cell>
          <table:table-cell office:value-type="float" office:value="447.71248" calcext:value-type="float">
            <text:p>447,71248</text:p>
          </table:table-cell>
          <table:table-cell office:value-type="float" office:value="405.43385" calcext:value-type="float">
            <text:p>405,43385</text:p>
          </table:table-cell>
          <table:table-cell office:value-type="float" office:value="361.65299" calcext:value-type="float">
            <text:p>361,65299</text:p>
          </table:table-cell>
          <table:table-cell office:value-type="float" office:value="313.43496" calcext:value-type="float">
            <text:p>313,43496</text:p>
          </table:table-cell>
          <table:table-cell office:value-type="float" office:value="259.54409" calcext:value-type="float">
            <text:p>259,54409</text:p>
          </table:table-cell>
          <table:table-cell office:value-type="float" office:value="210.03736" calcext:value-type="float">
            <text:p>210,03736</text:p>
          </table:table-cell>
          <table:table-cell office:value-type="float" office:value="166.7929" calcext:value-type="float">
            <text:p>166,7929</text:p>
          </table:table-cell>
          <table:table-cell office:value-type="float" office:value="115.2226" calcext:value-type="float">
            <text:p>115,2226</text:p>
          </table:table-cell>
          <table:table-cell office:value-type="float" office:value="74.181778" calcext:value-type="float">
            <text:p>74,181778</text:p>
          </table:table-cell>
          <table:table-cell office:value-type="float" office:value="38.063321" calcext:value-type="float">
            <text:p>38,063321</text:p>
          </table:table-cell>
          <table:table-cell office:value-type="float" office:value="2.8182568" calcext:value-type="float">
            <text:p>2,81825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571.03058" calcext:value-type="float">
            <text:p>571,03058</text:p>
          </table:table-cell>
          <table:table-cell office:value-type="float" office:value="560.2207" calcext:value-type="float">
            <text:p>560,2207</text:p>
          </table:table-cell>
          <table:table-cell office:value-type="float" office:value="514.80815" calcext:value-type="float">
            <text:p>514,80815</text:p>
          </table:table-cell>
          <table:table-cell office:value-type="float" office:value="462.6153" calcext:value-type="float">
            <text:p>462,6153</text:p>
          </table:table-cell>
          <table:table-cell office:value-type="float" office:value="413.02554" calcext:value-type="float">
            <text:p>413,02554</text:p>
          </table:table-cell>
          <table:table-cell office:value-type="float" office:value="353.91663" calcext:value-type="float">
            <text:p>353,91663</text:p>
          </table:table-cell>
          <table:table-cell office:value-type="float" office:value="302.22905" calcext:value-type="float">
            <text:p>302,22905</text:p>
          </table:table-cell>
          <table:table-cell office:value-type="float" office:value="238.98866" calcext:value-type="float">
            <text:p>238,98866</text:p>
          </table:table-cell>
          <table:table-cell office:value-type="float" office:value="189.25495" calcext:value-type="float">
            <text:p>189,25495</text:p>
          </table:table-cell>
          <table:table-cell office:value-type="float" office:value="135.37171" calcext:value-type="float">
            <text:p>135,37171</text:p>
          </table:table-cell>
          <table:table-cell office:value-type="float" office:value="87.580884" calcext:value-type="float">
            <text:p>87,580884</text:p>
          </table:table-cell>
          <table:table-cell office:value-type="float" office:value="41.837195" calcext:value-type="float">
            <text:p>41,837195</text:p>
          </table:table-cell>
          <table:table-cell office:value-type="float" office:value="0.011557271" calcext:value-type="float">
            <text:p>0,011557271</text:p>
          </table:table-cell>
          <table:table-cell table:number-columns-repeated="7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578.51202" calcext:value-type="float">
            <text:p>578,51202</text:p>
          </table:table-cell>
          <table:table-cell office:value-type="float" office:value="577.24899" calcext:value-type="float">
            <text:p>577,24899</text:p>
          </table:table-cell>
          <table:table-cell office:value-type="float" office:value="576.16676" calcext:value-type="float">
            <text:p>576,16676</text:p>
          </table:table-cell>
          <table:table-cell office:value-type="float" office:value="550.23457" calcext:value-type="float">
            <text:p>550,23457</text:p>
          </table:table-cell>
          <table:table-cell office:value-type="float" office:value="493.21589" calcext:value-type="float">
            <text:p>493,21589</text:p>
          </table:table-cell>
          <table:table-cell office:value-type="float" office:value="430.21091" calcext:value-type="float">
            <text:p>430,21091</text:p>
          </table:table-cell>
          <table:table-cell office:value-type="float" office:value="353.98205" calcext:value-type="float">
            <text:p>353,98205</text:p>
          </table:table-cell>
          <table:table-cell office:value-type="float" office:value="288.43486" calcext:value-type="float">
            <text:p>288,43486</text:p>
          </table:table-cell>
          <table:table-cell office:value-type="float" office:value="232.67622" calcext:value-type="float">
            <text:p>232,67622</text:p>
          </table:table-cell>
          <table:table-cell office:value-type="float" office:value="179.01612" calcext:value-type="float">
            <text:p>179,01612</text:p>
          </table:table-cell>
          <table:table-cell office:value-type="float" office:value="124.92246" calcext:value-type="float">
            <text:p>124,92246</text:p>
          </table:table-cell>
          <table:table-cell office:value-type="float" office:value="75.618894" calcext:value-type="float">
            <text:p>75,618894</text:p>
          </table:table-cell>
          <table:table-cell office:value-type="float" office:value="26.184237" calcext:value-type="float">
            <text:p>26,184237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84.0252" calcext:value-type="float">
            <text:p>584,0252</text:p>
          </table:table-cell>
          <table:table-cell office:value-type="float" office:value="584.20636" calcext:value-type="float">
            <text:p>584,20636</text:p>
          </table:table-cell>
          <table:table-cell office:value-type="float" office:value="586.1989" calcext:value-type="float">
            <text:p>586,1989</text:p>
          </table:table-cell>
          <table:table-cell office:value-type="float" office:value="578.38919" calcext:value-type="float">
            <text:p>578,38919</text:p>
          </table:table-cell>
          <table:table-cell office:value-type="float" office:value="555.16103" calcext:value-type="float">
            <text:p>555,16103</text:p>
          </table:table-cell>
          <table:table-cell office:value-type="float" office:value="478.94983" calcext:value-type="float">
            <text:p>478,94983</text:p>
          </table:table-cell>
          <table:table-cell office:value-type="float" office:value="410.52792" calcext:value-type="float">
            <text:p>410,52792</text:p>
          </table:table-cell>
          <table:table-cell office:value-type="float" office:value="342.11498" calcext:value-type="float">
            <text:p>342,11498</text:p>
          </table:table-cell>
          <table:table-cell office:value-type="float" office:value="281.67617" calcext:value-type="float">
            <text:p>281,67617</text:p>
          </table:table-cell>
          <table:table-cell office:value-type="float" office:value="221.89913" calcext:value-type="float">
            <text:p>221,89913</text:p>
          </table:table-cell>
          <table:table-cell office:value-type="float" office:value="164.03903" calcext:value-type="float">
            <text:p>164,03903</text:p>
          </table:table-cell>
          <table:table-cell office:value-type="float" office:value="111.33799" calcext:value-type="float">
            <text:p>111,33799</text:p>
          </table:table-cell>
          <table:table-cell office:value-type="float" office:value="53.72339" calcext:value-type="float">
            <text:p>53,72339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97.45491" calcext:value-type="float">
            <text:p>597,45491</text:p>
          </table:table-cell>
          <table:table-cell office:value-type="float" office:value="589.37912" calcext:value-type="float">
            <text:p>589,37912</text:p>
          </table:table-cell>
          <table:table-cell office:value-type="float" office:value="588.88183" calcext:value-type="float">
            <text:p>588,88183</text:p>
          </table:table-cell>
          <table:table-cell office:value-type="float" office:value="587.86802" calcext:value-type="float">
            <text:p>587,86802</text:p>
          </table:table-cell>
          <table:table-cell office:value-type="float" office:value="582.3358" calcext:value-type="float">
            <text:p>582,3358</text:p>
          </table:table-cell>
          <table:table-cell office:value-type="float" office:value="544.12266" calcext:value-type="float">
            <text:p>544,12266</text:p>
          </table:table-cell>
          <table:table-cell office:value-type="float" office:value="467.3336" calcext:value-type="float">
            <text:p>467,3336</text:p>
          </table:table-cell>
          <table:table-cell office:value-type="float" office:value="400.09357" calcext:value-type="float">
            <text:p>400,09357</text:p>
          </table:table-cell>
          <table:table-cell office:value-type="float" office:value="331.4105" calcext:value-type="float">
            <text:p>331,4105</text:p>
          </table:table-cell>
          <table:table-cell office:value-type="float" office:value="263.26187" calcext:value-type="float">
            <text:p>263,26187</text:p>
          </table:table-cell>
          <table:table-cell office:value-type="float" office:value="200.87016" calcext:value-type="float">
            <text:p>200,87016</text:p>
          </table:table-cell>
          <table:table-cell office:value-type="float" office:value="135.68227" calcext:value-type="float">
            <text:p>135,68227</text:p>
          </table:table-cell>
          <table:table-cell office:value-type="float" office:value="76.889609" calcext:value-type="float">
            <text:p>76,889609</text:p>
          </table:table-cell>
          <table:table-cell table:number-columns-repeated="7"/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606.46181" calcext:value-type="float">
            <text:p>606,46181</text:p>
          </table:table-cell>
          <table:table-cell office:value-type="float" office:value="602.76584" calcext:value-type="float">
            <text:p>602,76584</text:p>
          </table:table-cell>
          <table:table-cell office:value-type="float" office:value="594.37236" calcext:value-type="float">
            <text:p>594,37236</text:p>
          </table:table-cell>
          <table:table-cell office:value-type="float" office:value="594.96521" calcext:value-type="float">
            <text:p>594,96521</text:p>
          </table:table-cell>
          <table:table-cell office:value-type="float" office:value="591.58881" calcext:value-type="float">
            <text:p>591,58881</text:p>
          </table:table-cell>
          <table:table-cell office:value-type="float" office:value="584.28218" calcext:value-type="float">
            <text:p>584,28218</text:p>
          </table:table-cell>
          <table:table-cell office:value-type="float" office:value="526.56417" calcext:value-type="float">
            <text:p>526,56417</text:p>
          </table:table-cell>
          <table:table-cell office:value-type="float" office:value="453.29618" calcext:value-type="float">
            <text:p>453,29618</text:p>
          </table:table-cell>
          <table:table-cell office:value-type="float" office:value="374.57052" calcext:value-type="float">
            <text:p>374,57052</text:p>
          </table:table-cell>
          <table:table-cell office:value-type="float" office:value="305.90209" calcext:value-type="float">
            <text:p>305,90209</text:p>
          </table:table-cell>
          <table:table-cell office:value-type="float" office:value="236.19842" calcext:value-type="float">
            <text:p>236,19842</text:p>
          </table:table-cell>
          <table:table-cell office:value-type="float" office:value="162.55511" calcext:value-type="float">
            <text:p>162,55511</text:p>
          </table:table-cell>
          <table:table-cell office:value-type="float" office:value="97.888222" calcext:value-type="float">
            <text:p>97,888222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481238" calcext:value-type="float">
            <text:p>0,481238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539552" calcext:value-type="float">
            <text:p>0,539552</text:p>
          </table:table-cell>
          <table:table-cell office:value-type="float" office:value="0.524673" calcext:value-type="float">
            <text:p>0,524673</text:p>
          </table:table-cell>
          <table:table-cell office:value-type="float" office:value="0.5092" calcext:value-type="float">
            <text:p>0,5092</text:p>
          </table:table-cell>
          <table:table-cell office:value-type="float" office:value="0.492749" calcext:value-type="float">
            <text:p>0,492749</text:p>
          </table:table-cell>
          <table:table-cell office:value-type="float" office:value="0.481276" calcext:value-type="float">
            <text:p>0,481276</text:p>
          </table:table-cell>
          <table:table-cell office:value-type="float" office:value="0.467597" calcext:value-type="float">
            <text:p>0,467597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607391" calcext:value-type="float">
            <text:p>0,607391</text:p>
          </table:table-cell>
          <table:table-cell office:value-type="float" office:value="0.580453" calcext:value-type="float">
            <text:p>0,580453</text:p>
          </table:table-cell>
          <table:table-cell office:value-type="float" office:value="0.561248" calcext:value-type="float">
            <text:p>0,561248</text:p>
          </table:table-cell>
          <table:table-cell office:value-type="float" office:value="0.539251" calcext:value-type="float">
            <text:p>0,539251</text:p>
          </table:table-cell>
          <table:table-cell office:value-type="float" office:value="0.518311" calcext:value-type="float">
            <text:p>0,518311</text:p>
          </table:table-cell>
          <table:table-cell office:value-type="float" office:value="0.500271" calcext:value-type="float">
            <text:p>0,500271</text:p>
          </table:table-cell>
          <table:table-cell office:value-type="float" office:value="0.483883" calcext:value-type="float">
            <text:p>0,483883</text:p>
          </table:table-cell>
          <table:table-cell office:value-type="float" office:value="0.465541" calcext:value-type="float">
            <text:p>0,465541</text:p>
          </table:table-cell>
          <table:table-cell office:value-type="float" office:value="0.445976" calcext:value-type="float">
            <text:p>0,445976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669991" calcext:value-type="float">
            <text:p>0,669991</text:p>
          </table:table-cell>
          <table:table-cell office:value-type="float" office:value="0.645398" calcext:value-type="float">
            <text:p>0,645398</text:p>
          </table:table-cell>
          <table:table-cell office:value-type="float" office:value="0.616539" calcext:value-type="float">
            <text:p>0,616539</text:p>
          </table:table-cell>
          <table:table-cell office:value-type="float" office:value="0.590429" calcext:value-type="float">
            <text:p>0,590429</text:p>
          </table:table-cell>
          <table:table-cell office:value-type="float" office:value="0.567427" calcext:value-type="float">
            <text:p>0,567427</text:p>
          </table:table-cell>
          <table:table-cell office:value-type="float" office:value="0.54208" calcext:value-type="float">
            <text:p>0,54208</text:p>
          </table:table-cell>
          <table:table-cell office:value-type="float" office:value="0.518742" calcext:value-type="float">
            <text:p>0,518742</text:p>
          </table:table-cell>
          <table:table-cell office:value-type="float" office:value="0.49694" calcext:value-type="float">
            <text:p>0,49694</text:p>
          </table:table-cell>
          <table:table-cell office:value-type="float" office:value="0.473742" calcext:value-type="float">
            <text:p>0,473742</text:p>
          </table:table-cell>
          <table:table-cell office:value-type="float" office:value="0.449808" calcext:value-type="float">
            <text:p>0,449808</text:p>
          </table:table-cell>
          <table:table-cell office:value-type="float" office:value="0.426287" calcext:value-type="float">
            <text:p>0,426287</text:p>
          </table:table-cell>
          <table:table-cell table:style-name="ce4"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725074" calcext:value-type="float">
            <text:p>0,725074</text:p>
          </table:table-cell>
          <table:table-cell office:value-type="float" office:value="0.694349" calcext:value-type="float">
            <text:p>0,694349</text:p>
          </table:table-cell>
          <table:table-cell office:value-type="float" office:value="0.669344" calcext:value-type="float">
            <text:p>0,669344</text:p>
          </table:table-cell>
          <table:table-cell office:value-type="float" office:value="0.643448" calcext:value-type="float">
            <text:p>0,643448</text:p>
          </table:table-cell>
          <table:table-cell office:value-type="float" office:value="0.615209" calcext:value-type="float">
            <text:p>0,615209</text:p>
          </table:table-cell>
          <table:table-cell office:value-type="float" office:value="0.584101" calcext:value-type="float">
            <text:p>0,584101</text:p>
          </table:table-cell>
          <table:table-cell office:value-type="float" office:value="0.554739" calcext:value-type="float">
            <text:p>0,554739</text:p>
          </table:table-cell>
          <table:table-cell office:value-type="float" office:value="0.527853" calcext:value-type="float">
            <text:p>0,527853</text:p>
          </table:table-cell>
          <table:table-cell office:value-type="float" office:value="0.496589" calcext:value-type="float">
            <text:p>0,496589</text:p>
          </table:table-cell>
          <table:table-cell office:value-type="float" office:value="0.469573" calcext:value-type="float">
            <text:p>0,469573</text:p>
          </table:table-cell>
          <table:table-cell office:value-type="float" office:value="0.444" calcext:value-type="float">
            <text:p>0,444</text:p>
          </table:table-cell>
          <table:table-cell table:style-name="ce4" office:value-type="float" office:value="0.418072" calcext:value-type="float">
            <text:p>0,418072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756067" calcext:value-type="float">
            <text:p>0,756067</text:p>
          </table:table-cell>
          <table:table-cell office:value-type="float" office:value="0.745378" calcext:value-type="float">
            <text:p>0,745378</text:p>
          </table:table-cell>
          <table:table-cell office:value-type="float" office:value="0.718834" calcext:value-type="float">
            <text:p>0,718834</text:p>
          </table:table-cell>
          <table:table-cell office:value-type="float" office:value="0.68906" calcext:value-type="float">
            <text:p>0,68906</text:p>
          </table:table-cell>
          <table:table-cell office:value-type="float" office:value="0.660197" calcext:value-type="float">
            <text:p>0,660197</text:p>
          </table:table-cell>
          <table:table-cell office:value-type="float" office:value="0.626805" calcext:value-type="float">
            <text:p>0,626805</text:p>
          </table:table-cell>
          <table:table-cell office:value-type="float" office:value="0.59645" calcext:value-type="float">
            <text:p>0,59645</text:p>
          </table:table-cell>
          <table:table-cell office:value-type="float" office:value="0.560567" calcext:value-type="float">
            <text:p>0,560567</text:p>
          </table:table-cell>
          <table:table-cell office:value-type="float" office:value="0.530088" calcext:value-type="float">
            <text:p>0,530088</text:p>
          </table:table-cell>
          <table:table-cell office:value-type="float" office:value="0.497249" calcext:value-type="float">
            <text:p>0,497249</text:p>
          </table:table-cell>
          <table:table-cell office:value-type="float" office:value="0.466409" calcext:value-type="float">
            <text:p>0,466409</text:p>
          </table:table-cell>
          <table:table-cell table:style-name="ce4" office:value-type="float" office:value="0.435713" calcext:value-type="float">
            <text:p>0,435713</text:p>
          </table:table-cell>
          <table:table-cell office:value-type="float" office:value="0.405661" calcext:value-type="float">
            <text:p>0,405661</text:p>
          </table:table-cell>
          <table:table-cell table:number-columns-repeated="7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759335" calcext:value-type="float">
            <text:p>0,759335</text:p>
          </table:table-cell>
          <table:table-cell office:value-type="float" office:value="0.752877" calcext:value-type="float">
            <text:p>0,752877</text:p>
          </table:table-cell>
          <table:table-cell office:value-type="float" office:value="0.745872" calcext:value-type="float">
            <text:p>0,745872</text:p>
          </table:table-cell>
          <table:table-cell office:value-type="float" office:value="0.727445" calcext:value-type="float">
            <text:p>0,727445</text:p>
          </table:table-cell>
          <table:table-cell office:value-type="float" office:value="0.695234" calcext:value-type="float">
            <text:p>0,695234</text:p>
          </table:table-cell>
          <table:table-cell office:value-type="float" office:value="0.660195" calcext:value-type="float">
            <text:p>0,660195</text:p>
          </table:table-cell>
          <table:table-cell office:value-type="float" office:value="0.619146" calcext:value-type="float">
            <text:p>0,619146</text:p>
          </table:table-cell>
          <table:table-cell office:value-type="float" office:value="0.582276" calcext:value-type="float">
            <text:p>0,582276</text:p>
          </table:table-cell>
          <table:table-cell office:value-type="float" office:value="0.549154" calcext:value-type="float">
            <text:p>0,549154</text:p>
          </table:table-cell>
          <table:table-cell office:value-type="float" office:value="0.516407" calcext:value-type="float">
            <text:p>0,516407</text:p>
          </table:table-cell>
          <table:table-cell office:value-type="float" office:value="0.482816" calcext:value-type="float">
            <text:p>0,482816</text:p>
          </table:table-cell>
          <table:table-cell office:value-type="float" office:value="0.450533" calcext:value-type="float">
            <text:p>0,450533</text:p>
          </table:table-cell>
          <table:table-cell office:value-type="float" office:value="0.417108" calcext:value-type="float">
            <text:p>0,417108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761679" calcext:value-type="float">
            <text:p>0,761679</text:p>
          </table:table-cell>
          <table:table-cell office:value-type="float" office:value="0.755836" calcext:value-type="float">
            <text:p>0,755836</text:p>
          </table:table-cell>
          <table:table-cell office:value-type="float" office:value="0.750129" calcext:value-type="float">
            <text:p>0,750129</text:p>
          </table:table-cell>
          <table:table-cell office:value-type="float" office:value="0.739468" calcext:value-type="float">
            <text:p>0,739468</text:p>
          </table:table-cell>
          <table:table-cell office:value-type="float" office:value="0.721521" calcext:value-type="float">
            <text:p>0,721521</text:p>
          </table:table-cell>
          <table:table-cell office:value-type="float" office:value="0.680898" calcext:value-type="float">
            <text:p>0,680898</text:p>
          </table:table-cell>
          <table:table-cell office:value-type="float" office:value="0.64323" calcext:value-type="float">
            <text:p>0,64323</text:p>
          </table:table-cell>
          <table:table-cell office:value-type="float" office:value="0.605147" calcext:value-type="float">
            <text:p>0,605147</text:p>
          </table:table-cell>
          <table:table-cell office:value-type="float" office:value="0.570017" calcext:value-type="float">
            <text:p>0,570017</text:p>
          </table:table-cell>
          <table:table-cell office:value-type="float" office:value="0.534645" calcext:value-type="float">
            <text:p>0,534645</text:p>
          </table:table-cell>
          <table:table-cell office:value-type="float" office:value="0.499443" calcext:value-type="float">
            <text:p>0,499443</text:p>
          </table:table-cell>
          <table:table-cell office:value-type="float" office:value="0.465682" calcext:value-type="float">
            <text:p>0,465682</text:p>
          </table:table-cell>
          <table:table-cell office:value-type="float" office:value="0.428802" calcext:value-type="float">
            <text:p>0,428802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767211" calcext:value-type="float">
            <text:p>0,767211</text:p>
          </table:table-cell>
          <table:table-cell office:value-type="float" office:value="0.757968" calcext:value-type="float">
            <text:p>0,757968</text:p>
          </table:table-cell>
          <table:table-cell office:value-type="float" office:value="0.751235" calcext:value-type="float">
            <text:p>0,751235</text:p>
          </table:table-cell>
          <table:table-cell office:value-type="float" office:value="0.743391" calcext:value-type="float">
            <text:p>0,743391</text:p>
          </table:table-cell>
          <table:table-cell office:value-type="float" office:value="0.732763" calcext:value-type="float">
            <text:p>0,732763</text:p>
          </table:table-cell>
          <table:table-cell office:value-type="float" office:value="0.707778" calcext:value-type="float">
            <text:p>0,707778</text:p>
          </table:table-cell>
          <table:table-cell office:value-type="float" office:value="0.666653" calcext:value-type="float">
            <text:p>0,666653</text:p>
          </table:table-cell>
          <table:table-cell office:value-type="float" office:value="0.629077" calcext:value-type="float">
            <text:p>0,629077</text:p>
          </table:table-cell>
          <table:table-cell office:value-type="float" office:value="0.590565" calcext:value-type="float">
            <text:p>0,590565</text:p>
          </table:table-cell>
          <table:table-cell office:value-type="float" office:value="0.551708" calcext:value-type="float">
            <text:p>0,551708</text:p>
          </table:table-cell>
          <table:table-cell office:value-type="float" office:value="0.514645" calcext:value-type="float">
            <text:p>0,514645</text:p>
          </table:table-cell>
          <table:table-cell office:value-type="float" office:value="0.475746" calcext:value-type="float">
            <text:p>0,475746</text:p>
          </table:table-cell>
          <table:table-cell office:value-type="float" office:value="0.438366" calcext:value-type="float">
            <text:p>0,438366</text:p>
          </table:table-cell>
          <table:table-cell table:number-columns-repeated="7"/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0.770811" calcext:value-type="float">
            <text:p>0,770811</text:p>
          </table:table-cell>
          <table:table-cell office:value-type="float" office:value="0.763346" calcext:value-type="float">
            <text:p>0,763346</text:p>
          </table:table-cell>
          <table:table-cell office:value-type="float" office:value="0.753441" calcext:value-type="float">
            <text:p>0,753441</text:p>
          </table:table-cell>
          <table:table-cell office:value-type="float" office:value="0.74624" calcext:value-type="float">
            <text:p>0,74624</text:p>
          </table:table-cell>
          <table:table-cell office:value-type="float" office:value="0.736477" calcext:value-type="float">
            <text:p>0,736477</text:p>
          </table:table-cell>
          <table:table-cell office:value-type="float" office:value="0.723909" calcext:value-type="float">
            <text:p>0,723909</text:p>
          </table:table-cell>
          <table:table-cell office:value-type="float" office:value="0.690439" calcext:value-type="float">
            <text:p>0,690439</text:p>
          </table:table-cell>
          <table:table-cell office:value-type="float" office:value="0.650437" calcext:value-type="float">
            <text:p>0,650437</text:p>
          </table:table-cell>
          <table:table-cell office:value-type="float" office:value="0.607901" calcext:value-type="float">
            <text:p>0,607901</text:p>
          </table:table-cell>
          <table:table-cell office:value-type="float" office:value="0.568838" calcext:value-type="float">
            <text:p>0,568838</text:p>
          </table:table-cell>
          <table:table-cell office:value-type="float" office:value="0.528817" calcext:value-type="float">
            <text:p>0,528817</text:p>
          </table:table-cell>
          <table:table-cell office:value-type="float" office:value="0.486538" calcext:value-type="float">
            <text:p>0,486538</text:p>
          </table:table-cell>
          <table:table-cell office:value-type="float" office:value="0.44679" calcext:value-type="float">
            <text:p>0,44679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62674.8911626" calcext:value-type="float">
            <text:p>62674,8911626</text:p>
          </table:table-cell>
          <table:table-cell office:value-type="float" office:value="63047.7517517" calcext:value-type="float">
            <text:p>63047,7517517</text:p>
          </table:table-cell>
          <table:table-cell office:value-type="float" office:value="63453.8456991" calcext:value-type="float">
            <text:p>63453,8456991</text:p>
          </table:table-cell>
          <table:table-cell office:value-type="float" office:value="63902.0274506" calcext:value-type="float">
            <text:p>63902,0274506</text:p>
          </table:table-cell>
          <table:table-cell office:value-type="float" office:value="64401.6611086" calcext:value-type="float">
            <text:p>64401,6611086</text:p>
          </table:table-cell>
          <table:table-cell office:value-type="float" office:value="64952.4678669" calcext:value-type="float">
            <text:p>64952,4678669</text:p>
          </table:table-cell>
          <table:table-cell office:value-type="float" office:value="65557.9789706" calcext:value-type="float">
            <text:p>65557,9789706</text:p>
          </table:table-cell>
          <table:table-cell office:value-type="float" office:value="66240.3357253" calcext:value-type="float">
            <text:p>66240,3357253</text:p>
          </table:table-cell>
          <table:table-cell office:value-type="float" office:value="66998.9795533" calcext:value-type="float">
            <text:p>66998,9795533</text:p>
          </table:table-cell>
          <table:table-cell office:value-type="float" office:value="67859.938614" calcext:value-type="float">
            <text:p>67859,938614</text:p>
          </table:table-cell>
          <table:table-cell office:value-type="float" office:value="68845.5608164" calcext:value-type="float">
            <text:p>68845,5608164</text:p>
          </table:table-cell>
          <table:table-cell office:value-type="float" office:value="69987.1407451" calcext:value-type="float">
            <text:p>69987,1407451</text:p>
          </table:table-cell>
          <table:table-cell office:value-type="float" office:value="71321.2952536" calcext:value-type="float">
            <text:p>71321,2952536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65286.3449611" calcext:value-type="float">
            <text:p>65286,3449611</text:p>
          </table:table-cell>
          <table:table-cell office:value-type="float" office:value="65674.741408" calcext:value-type="float">
            <text:p>65674,741408</text:p>
          </table:table-cell>
          <table:table-cell office:value-type="float" office:value="66097.7559366" calcext:value-type="float">
            <text:p>66097,7559366</text:p>
          </table:table-cell>
          <table:table-cell office:value-type="float" office:value="66564.6119277" calcext:value-type="float">
            <text:p>66564,6119277</text:p>
          </table:table-cell>
          <table:table-cell office:value-type="float" office:value="67085.0636548" calcext:value-type="float">
            <text:p>67085,0636548</text:p>
          </table:table-cell>
          <table:table-cell office:value-type="float" office:value="67658.8206947" calcext:value-type="float">
            <text:p>67658,8206947</text:p>
          </table:table-cell>
          <table:table-cell office:value-type="float" office:value="68289.5614277" calcext:value-type="float">
            <text:p>68289,5614277</text:p>
          </table:table-cell>
          <table:table-cell office:value-type="float" office:value="69000.3497139" calcext:value-type="float">
            <text:p>69000,3497139</text:p>
          </table:table-cell>
          <table:table-cell office:value-type="float" office:value="69790.6037013" calcext:value-type="float">
            <text:p>69790,6037013</text:p>
          </table:table-cell>
          <table:table-cell office:value-type="float" office:value="70687.4360563" calcext:value-type="float">
            <text:p>70687,4360563</text:p>
          </table:table-cell>
          <table:table-cell office:value-type="float" office:value="71714.1258504" calcext:value-type="float">
            <text:p>71714,1258504</text:p>
          </table:table-cell>
          <table:table-cell office:value-type="float" office:value="72903.2716095" calcext:value-type="float">
            <text:p>72903,2716095</text:p>
          </table:table-cell>
          <table:table-cell office:value-type="float" office:value="74293.0158892" calcext:value-type="float">
            <text:p>74293,0158892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67897.7987595" calcext:value-type="float">
            <text:p>67897,7987595</text:p>
          </table:table-cell>
          <table:table-cell office:value-type="float" office:value="68301.7310644" calcext:value-type="float">
            <text:p>68301,7310644</text:p>
          </table:table-cell>
          <table:table-cell office:value-type="float" office:value="68741.6661741" calcext:value-type="float">
            <text:p>68741,6661741</text:p>
          </table:table-cell>
          <table:table-cell office:value-type="float" office:value="69227.1964048" calcext:value-type="float">
            <text:p>69227,1964048</text:p>
          </table:table-cell>
          <table:table-cell office:value-type="float" office:value="69768.466201" calcext:value-type="float">
            <text:p>69768,466201</text:p>
          </table:table-cell>
          <table:table-cell office:value-type="float" office:value="70365.1735225" calcext:value-type="float">
            <text:p>70365,1735225</text:p>
          </table:table-cell>
          <table:table-cell office:value-type="float" office:value="71021.1438848" calcext:value-type="float">
            <text:p>71021,1438848</text:p>
          </table:table-cell>
          <table:table-cell office:value-type="float" office:value="71760.3637025" calcext:value-type="float">
            <text:p>71760,3637025</text:p>
          </table:table-cell>
          <table:table-cell office:value-type="float" office:value="72582.2278494" calcext:value-type="float">
            <text:p>72582,2278494</text:p>
          </table:table-cell>
          <table:table-cell office:value-type="float" office:value="73514.9334985" calcext:value-type="float">
            <text:p>73514,9334985</text:p>
          </table:table-cell>
          <table:table-cell office:value-type="float" office:value="74582.6908844" calcext:value-type="float">
            <text:p>74582,6908844</text:p>
          </table:table-cell>
          <table:table-cell office:value-type="float" office:value="75819.4024739" calcext:value-type="float">
            <text:p>75819,4024739</text:p>
          </table:table-cell>
          <table:table-cell office:value-type="float" office:value="77264.7365248" calcext:value-type="float">
            <text:p>77264,7365248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70508.6322554" calcext:value-type="float">
            <text:p>70508,6322554</text:p>
          </table:table-cell>
          <table:table-cell office:value-type="float" office:value="70928.7207207" calcext:value-type="float">
            <text:p>70928,7207207</text:p>
          </table:table-cell>
          <table:table-cell office:value-type="float" office:value="71385.5764116" calcext:value-type="float">
            <text:p>71385,5764116</text:p>
          </table:table-cell>
          <table:table-cell office:value-type="float" office:value="71889.7808819" calcext:value-type="float">
            <text:p>71889,7808819</text:p>
          </table:table-cell>
          <table:table-cell office:value-type="float" office:value="72451.8687472" calcext:value-type="float">
            <text:p>72451,8687472</text:p>
          </table:table-cell>
          <table:table-cell office:value-type="float" office:value="73071.5263533" calcext:value-type="float">
            <text:p>73071,5263533</text:p>
          </table:table-cell>
          <table:table-cell office:value-type="float" office:value="73752.7263419" calcext:value-type="float">
            <text:p>73752,7263419</text:p>
          </table:table-cell>
          <table:table-cell office:value-type="float" office:value="74520.377691" calcext:value-type="float">
            <text:p>74520,377691</text:p>
          </table:table-cell>
          <table:table-cell office:value-type="float" office:value="75373.8519974" calcext:value-type="float">
            <text:p>75373,8519974</text:p>
          </table:table-cell>
          <table:table-cell office:value-type="float" office:value="76342.4309408" calcext:value-type="float">
            <text:p>76342,4309408</text:p>
          </table:table-cell>
          <table:table-cell office:value-type="float" office:value="77451.2559184" calcext:value-type="float">
            <text:p>77451,2559184</text:p>
          </table:table-cell>
          <table:table-cell office:value-type="float" office:value="78735.5333383" calcext:value-type="float">
            <text:p>78735,5333383</text:p>
          </table:table-cell>
          <table:table-cell office:value-type="float" office:value="80236.4571603" calcext:value-type="float">
            <text:p>80236,4571603</text:p>
          </table:table-cell>
          <table:table-cell table:number-columns-repeated="7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72959.1136055" calcext:value-type="float">
            <text:p>72959,1136055</text:p>
          </table:table-cell>
          <table:table-cell office:value-type="float" office:value="73438.6962649" calcext:value-type="float">
            <text:p>73438,6962649</text:p>
          </table:table-cell>
          <table:table-cell office:value-type="float" office:value="73958.343763" calcext:value-type="float">
            <text:p>73958,343763</text:p>
          </table:table-cell>
          <table:table-cell office:value-type="float" office:value="74514.1194382" calcext:value-type="float">
            <text:p>74514,1194382</text:p>
          </table:table-cell>
          <table:table-cell office:value-type="float" office:value="75116.9804713" calcext:value-type="float">
            <text:p>75116,9804713</text:p>
          </table:table-cell>
          <table:table-cell office:value-type="float" office:value="75773.7616556" calcext:value-type="float">
            <text:p>75773,7616556</text:p>
          </table:table-cell>
          <table:table-cell office:value-type="float" office:value="76484.3087993" calcext:value-type="float">
            <text:p>76484,3087993</text:p>
          </table:table-cell>
          <table:table-cell office:value-type="float" office:value="77280.3916797" calcext:value-type="float">
            <text:p>77280,3916797</text:p>
          </table:table-cell>
          <table:table-cell office:value-type="float" office:value="78165.4761455" calcext:value-type="float">
            <text:p>78165,4761455</text:p>
          </table:table-cell>
          <table:table-cell office:value-type="float" office:value="79169.928383" calcext:value-type="float">
            <text:p>79169,928383</text:p>
          </table:table-cell>
          <table:table-cell office:value-type="float" office:value="80319.8209524" calcext:value-type="float">
            <text:p>80319,8209524</text:p>
          </table:table-cell>
          <table:table-cell office:value-type="float" office:value="81651.6642027" calcext:value-type="float">
            <text:p>81651,6642027</text:p>
          </table:table-cell>
          <table:table-cell office:value-type="float" office:value="83208.1777959" calcext:value-type="float">
            <text:p>83208,1777959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75091.8157997" calcext:value-type="float">
            <text:p>75091,8157997</text:p>
          </table:table-cell>
          <table:table-cell office:value-type="float" office:value="75664.2483431" calcext:value-type="float">
            <text:p>75664,2483431</text:p>
          </table:table-cell>
          <table:table-cell office:value-type="float" office:value="76275.6302856" calcext:value-type="float">
            <text:p>76275,6302856</text:p>
          </table:table-cell>
          <table:table-cell office:value-type="float" office:value="76925.2389977" calcext:value-type="float">
            <text:p>76925,2389977</text:p>
          </table:table-cell>
          <table:table-cell office:value-type="float" office:value="77619.9758488" calcext:value-type="float">
            <text:p>77619,9758488</text:p>
          </table:table-cell>
          <table:table-cell office:value-type="float" office:value="78360.5708683" calcext:value-type="float">
            <text:p>78360,5708683</text:p>
          </table:table-cell>
          <table:table-cell office:value-type="float" office:value="79157.4053168" calcext:value-type="float">
            <text:p>79157,4053168</text:p>
          </table:table-cell>
          <table:table-cell office:value-type="float" office:value="80014.7741906" calcext:value-type="float">
            <text:p>80014,7741906</text:p>
          </table:table-cell>
          <table:table-cell office:value-type="float" office:value="80954.1757831" calcext:value-type="float">
            <text:p>80954,1757831</text:p>
          </table:table-cell>
          <table:table-cell office:value-type="float" office:value="81997.4258254" calcext:value-type="float">
            <text:p>81997,4258254</text:p>
          </table:table-cell>
          <table:table-cell office:value-type="float" office:value="83188.3859864" calcext:value-type="float">
            <text:p>83188,3859864</text:p>
          </table:table-cell>
          <table:table-cell office:value-type="float" office:value="84567.795067" calcext:value-type="float">
            <text:p>84567,795067</text:p>
          </table:table-cell>
          <table:table-cell office:value-type="float" office:value="86179.8984315" calcext:value-type="float">
            <text:p>86179,8984315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76900.095723" calcext:value-type="float">
            <text:p>76900,095723</text:p>
          </table:table-cell>
          <table:table-cell office:value-type="float" office:value="77595.6449536" calcext:value-type="float">
            <text:p>77595,6449536</text:p>
          </table:table-cell>
          <table:table-cell office:value-type="float" office:value="78327.1117268" calcext:value-type="float">
            <text:p>78327,1117268</text:p>
          </table:table-cell>
          <table:table-cell office:value-type="float" office:value="79094.1782437" calcext:value-type="float">
            <text:p>79094,1782437</text:p>
          </table:table-cell>
          <table:table-cell office:value-type="float" office:value="79902.542837" calcext:value-type="float">
            <text:p>79902,542837</text:p>
          </table:table-cell>
          <table:table-cell office:value-type="float" office:value="80757.3125535" calcext:value-type="float">
            <text:p>80757,3125535</text:p>
          </table:table-cell>
          <table:table-cell office:value-type="float" office:value="81656.3394782" calcext:value-type="float">
            <text:p>81656,3394782</text:p>
          </table:table-cell>
          <table:table-cell office:value-type="float" office:value="82618.0301997" calcext:value-type="float">
            <text:p>82618,0301997</text:p>
          </table:table-cell>
          <table:table-cell office:value-type="float" office:value="83658.5843849" calcext:value-type="float">
            <text:p>83658,5843849</text:p>
          </table:table-cell>
          <table:table-cell office:value-type="float" office:value="84798.8611624" calcext:value-type="float">
            <text:p>84798,8611624</text:p>
          </table:table-cell>
          <table:table-cell office:value-type="float" office:value="86056.9510205" calcext:value-type="float">
            <text:p>86056,9510205</text:p>
          </table:table-cell>
          <table:table-cell office:value-type="float" office:value="87483.9259315" calcext:value-type="float">
            <text:p>87483,9259315</text:p>
          </table:table-cell>
          <table:table-cell office:value-type="float" office:value="89151.619067" calcext:value-type="float">
            <text:p>89151,619067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78415.5481933" calcext:value-type="float">
            <text:p>78415,5481933</text:p>
          </table:table-cell>
          <table:table-cell office:value-type="float" office:value="79248.0191114" calcext:value-type="float">
            <text:p>79248,0191114</text:p>
          </table:table-cell>
          <table:table-cell office:value-type="float" office:value="80113.9551716" calcext:value-type="float">
            <text:p>80113,9551716</text:p>
          </table:table-cell>
          <table:table-cell office:value-type="float" office:value="81011.2444708" calcext:value-type="float">
            <text:p>81011,2444708</text:p>
          </table:table-cell>
          <table:table-cell office:value-type="float" office:value="81955.6914802" calcext:value-type="float">
            <text:p>81955,6914802</text:p>
          </table:table-cell>
          <table:table-cell office:value-type="float" office:value="82940.9598945" calcext:value-type="float">
            <text:p>82940,9598945</text:p>
          </table:table-cell>
          <table:table-cell office:value-type="float" office:value="83967.7993965" calcext:value-type="float">
            <text:p>83967,7993965</text:p>
          </table:table-cell>
          <table:table-cell office:value-type="float" office:value="85056.5375496" calcext:value-type="float">
            <text:p>85056,5375496</text:p>
          </table:table-cell>
          <table:table-cell office:value-type="float" office:value="86231.2878332" calcext:value-type="float">
            <text:p>86231,2878332</text:p>
          </table:table-cell>
          <table:table-cell office:value-type="float" office:value="87497.1698343" calcext:value-type="float">
            <text:p>87497,1698343</text:p>
          </table:table-cell>
          <table:table-cell office:value-type="float" office:value="88889.7432949" calcext:value-type="float">
            <text:p>88889,7432949</text:p>
          </table:table-cell>
          <table:table-cell office:value-type="float" office:value="90399.5356488" calcext:value-type="float">
            <text:p>90399,5356488</text:p>
          </table:table-cell>
          <table:table-cell office:value-type="float" office:value="92123.3397026" calcext:value-type="float">
            <text:p>92123,3397026</text:p>
          </table:table-cell>
          <table:table-cell table:number-columns-repeated="7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79680.1781084" calcext:value-type="float">
            <text:p>79680,1781084</text:p>
          </table:table-cell>
          <table:table-cell office:value-type="float" office:value="80620.8713651" calcext:value-type="float">
            <text:p>80620,8713651</text:p>
          </table:table-cell>
          <table:table-cell office:value-type="float" office:value="81635.0833157" calcext:value-type="float">
            <text:p>81635,0833157</text:p>
          </table:table-cell>
          <table:table-cell office:value-type="float" office:value="82683.427026" calcext:value-type="float">
            <text:p>82683,427026</text:p>
          </table:table-cell>
          <table:table-cell office:value-type="float" office:value="83771.2828394" calcext:value-type="float">
            <text:p>83771,2828394</text:p>
          </table:table-cell>
          <table:table-cell office:value-type="float" office:value="84906.0156689" calcext:value-type="float">
            <text:p>84906,0156689</text:p>
          </table:table-cell>
          <table:table-cell office:value-type="float" office:value="86083.2595226" calcext:value-type="float">
            <text:p>86083,2595226</text:p>
          </table:table-cell>
          <table:table-cell office:value-type="float" office:value="87322.6572895" calcext:value-type="float">
            <text:p>87322,6572895</text:p>
          </table:table-cell>
          <table:table-cell office:value-type="float" office:value="88658.6815703" calcext:value-type="float">
            <text:p>88658,6815703</text:p>
          </table:table-cell>
          <table:table-cell office:value-type="float" office:value="90077.1300317" calcext:value-type="float">
            <text:p>90077,1300317</text:p>
          </table:table-cell>
          <table:table-cell office:value-type="float" office:value="91609.3736237" calcext:value-type="float">
            <text:p>91609,3736237</text:p>
          </table:table-cell>
          <table:table-cell office:value-type="float" office:value="93264.2143311" calcext:value-type="float">
            <text:p>93264,2143311</text:p>
          </table:table-cell>
          <table:table-cell office:value-type="float" office:value="95095.0602275" calcext:value-type="float">
            <text:p>95095,0602275</text:p>
          </table:table-cell>
          <table:table-cell table:number-columns-repeated="7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0893.2235841" calcext:value-type="float">
            <text:p>80893,2235841</text:p>
          </table:table-cell>
          <table:table-cell office:value-type="float" office:value="81868.960155" calcext:value-type="float">
            <text:p>81868,960155</text:p>
          </table:table-cell>
          <table:table-cell office:value-type="float" office:value="82947.7183724" calcext:value-type="float">
            <text:p>82947,7183724</text:p>
          </table:table-cell>
          <table:table-cell office:value-type="float" office:value="84142.1534163" calcext:value-type="float">
            <text:p>84142,1534163</text:p>
          </table:table-cell>
          <table:table-cell office:value-type="float" office:value="85397.8025847" calcext:value-type="float">
            <text:p>85397,8025847</text:p>
          </table:table-cell>
          <table:table-cell office:value-type="float" office:value="86693.9498908" calcext:value-type="float">
            <text:p>86693,9498908</text:p>
          </table:table-cell>
          <table:table-cell office:value-type="float" office:value="88040.4420353" calcext:value-type="float">
            <text:p>88040,4420353</text:p>
          </table:table-cell>
          <table:table-cell office:value-type="float" office:value="89457.8130978" calcext:value-type="float">
            <text:p>89457,8130978</text:p>
          </table:table-cell>
          <table:table-cell office:value-type="float" office:value="90953.4664689" calcext:value-type="float">
            <text:p>90953,4664689</text:p>
          </table:table-cell>
          <table:table-cell office:value-type="float" office:value="92536.7727539" calcext:value-type="float">
            <text:p>92536,7727539</text:p>
          </table:table-cell>
          <table:table-cell office:value-type="float" office:value="94228.4494678" calcext:value-type="float">
            <text:p>94228,4494678</text:p>
          </table:table-cell>
          <table:table-cell office:value-type="float" office:value="96045.2782718" calcext:value-type="float">
            <text:p>96045,2782718</text:p>
          </table:table-cell>
          <table:table-cell office:value-type="float" office:value="98041.2849319" calcext:value-type="float">
            <text:p>98041,2849319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2090.5302537" calcext:value-type="float">
            <text:p>82090,5302537</text:p>
          </table:table-cell>
          <table:table-cell office:value-type="float" office:value="83096.8452934" calcext:value-type="float">
            <text:p>83096,8452934</text:p>
          </table:table-cell>
          <table:table-cell office:value-type="float" office:value="84208.7878638" calcext:value-type="float">
            <text:p>84208,7878638</text:p>
          </table:table-cell>
          <table:table-cell office:value-type="float" office:value="85465.1787339" calcext:value-type="float">
            <text:p>85465,1787339</text:p>
          </table:table-cell>
          <table:table-cell office:value-type="float" office:value="86862.6593176" calcext:value-type="float">
            <text:p>86862,6593176</text:p>
          </table:table-cell>
          <table:table-cell office:value-type="float" office:value="88343.1763435" calcext:value-type="float">
            <text:p>88343,1763435</text:p>
          </table:table-cell>
          <table:table-cell office:value-type="float" office:value="89875.9367958" calcext:value-type="float">
            <text:p>89875,9367958</text:p>
          </table:table-cell>
          <table:table-cell office:value-type="float" office:value="91479.820384" calcext:value-type="float">
            <text:p>91479,820384</text:p>
          </table:table-cell>
          <table:table-cell office:value-type="float" office:value="93149.3078978" calcext:value-type="float">
            <text:p>93149,3078978</text:p>
          </table:table-cell>
          <table:table-cell office:value-type="float" office:value="94907.0663394" calcext:value-type="float">
            <text:p>94907,0663394</text:p>
          </table:table-cell>
          <table:table-cell office:value-type="float" office:value="96772.420903" calcext:value-type="float">
            <text:p>96772,420903</text:p>
          </table:table-cell>
          <table:table-cell office:value-type="float" office:value="98760.1121392" calcext:value-type="float">
            <text:p>98760,1121392</text:p>
          </table:table-cell>
          <table:table-cell office:value-type="float" office:value="100928.24032" calcext:value-type="float">
            <text:p>100928,24032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83270.2277254" calcext:value-type="float">
            <text:p>83270,2277254</text:p>
          </table:table-cell>
          <table:table-cell office:value-type="float" office:value="84312.7298831" calcext:value-type="float">
            <text:p>84312,7298831</text:p>
          </table:table-cell>
          <table:table-cell office:value-type="float" office:value="85455.5889778" calcext:value-type="float">
            <text:p>85455,5889778</text:p>
          </table:table-cell>
          <table:table-cell office:value-type="float" office:value="86756.250613" calcext:value-type="float">
            <text:p>86756,250613</text:p>
          </table:table-cell>
          <table:table-cell office:value-type="float" office:value="88222.2644209" calcext:value-type="float">
            <text:p>88222,2644209</text:p>
          </table:table-cell>
          <table:table-cell office:value-type="float" office:value="89874.2494125" calcext:value-type="float">
            <text:p>89874,2494125</text:p>
          </table:table-cell>
          <table:table-cell office:value-type="float" office:value="91604.5964302" calcext:value-type="float">
            <text:p>91604,5964302</text:p>
          </table:table-cell>
          <table:table-cell office:value-type="float" office:value="93393.6921139" calcext:value-type="float">
            <text:p>93393,6921139</text:p>
          </table:table-cell>
          <table:table-cell office:value-type="float" office:value="95243.7636006" calcext:value-type="float">
            <text:p>95243,7636006</text:p>
          </table:table-cell>
          <table:table-cell office:value-type="float" office:value="97192.4569879" calcext:value-type="float">
            <text:p>97192,4569879</text:p>
          </table:table-cell>
          <table:table-cell office:value-type="float" office:value="99236.7377434" calcext:value-type="float">
            <text:p>99236,7377434</text:p>
          </table:table-cell>
          <table:table-cell office:value-type="float" office:value="101403.431678" calcext:value-type="float">
            <text:p>101403,431678</text:p>
          </table:table-cell>
          <table:table-cell office:value-type="float" office:value="103759.554442" calcext:value-type="float">
            <text:p>103759,554442</text:p>
          </table:table-cell>
          <table:table-cell table:number-columns-repeated="7"/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84427.2833739" calcext:value-type="float">
            <text:p>84427,2833739</text:p>
          </table:table-cell>
          <table:table-cell office:value-type="float" office:value="85507.8358613" calcext:value-type="float">
            <text:p>85507,8358613</text:p>
          </table:table-cell>
          <table:table-cell office:value-type="float" office:value="86693.2546307" calcext:value-type="float">
            <text:p>86693,2546307</text:p>
          </table:table-cell>
          <table:table-cell office:value-type="float" office:value="88031.6448664" calcext:value-type="float">
            <text:p>88031,6448664</text:p>
          </table:table-cell>
          <table:table-cell office:value-type="float" office:value="89548.5760743" calcext:value-type="float">
            <text:p>89548,5760743</text:p>
          </table:table-cell>
          <table:table-cell office:value-type="float" office:value="91290.7038552" calcext:value-type="float">
            <text:p>91290,7038552</text:p>
          </table:table-cell>
          <table:table-cell office:value-type="float" office:value="93206.3542973" calcext:value-type="float">
            <text:p>93206,3542973</text:p>
          </table:table-cell>
          <table:table-cell office:value-type="float" office:value="95191.0113069" calcext:value-type="float">
            <text:p>95191,0113069</text:p>
          </table:table-cell>
          <table:table-cell office:value-type="float" office:value="97242.9521562" calcext:value-type="float">
            <text:p>97242,9521562</text:p>
          </table:table-cell>
          <table:table-cell office:value-type="float" office:value="99385.8753737" calcext:value-type="float">
            <text:p>99385,8753737</text:p>
          </table:table-cell>
          <table:table-cell office:value-type="float" office:value="101627.541785" calcext:value-type="float">
            <text:p>101627,541785</text:p>
          </table:table-cell>
          <table:table-cell office:value-type="float" office:value="103995.303086" calcext:value-type="float">
            <text:p>103995,303086</text:p>
          </table:table-cell>
          <table:table-cell office:value-type="float" office:value="106546.336653" calcext:value-type="float">
            <text:p>106546,33665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 office:value-type="string" calcext:value-type="string">
            <text:p>ssr_pv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 office:value-type="float" office:value="0.24" calcext:value-type="float">
            <text:p>0,24</text:p>
          </table:table-cell>
          <table:table-cell table:formula="of:=[.B32]/((1-[.$B$46])*500000)" office:value-type="float" office:value="0.239999889573437" calcext:value-type="float">
            <text:p>0,2399998896</text:p>
          </table:table-cell>
          <table:table-cell table:formula="of:=[.C32]/((1-[.C$46])*500000)" office:value-type="float" office:value="0.239999968601708" calcext:value-type="float">
            <text:p>0,2399999686</text:p>
          </table:table-cell>
          <table:table-cell table:formula="of:=[.D32]/((1-[.D$46])*500000)" office:value-type="float" office:value="0.240000021555575" calcext:value-type="float">
            <text:p>0,2400000216</text:p>
          </table:table-cell>
          <table:table-cell table:formula="of:=[.E32]/((1-[.E$46])*500000)" office:value-type="float" office:value="0.239999952867608" calcext:value-type="float">
            <text:p>0,2399999529</text:p>
          </table:table-cell>
          <table:table-cell table:formula="of:=[.F32]/((1-[.F$46])*500000)" office:value-type="float" office:value="0.239999780534806" calcext:value-type="float">
            <text:p>0,2399997805</text:p>
          </table:table-cell>
          <table:table-cell table:formula="of:=[.G32]/((1-[.G$46])*500000)" office:value-type="float" office:value="0.239999807367843" calcext:value-type="float">
            <text:p>0,2399998074</text:p>
          </table:table-cell>
          <table:table-cell table:formula="of:=[.H32]/((1-[.H$46])*500000)" office:value-type="float" office:value="0.24000021588458" calcext:value-type="float">
            <text:p>0,2400002159</text:p>
          </table:table-cell>
          <table:table-cell table:formula="of:=[.I32]/((1-[.I$46])*500000)" office:value-type="float" office:value="0.239999912048666" calcext:value-type="float">
            <text:p>0,239999912</text:p>
          </table:table-cell>
          <table:table-cell table:formula="of:=[.J32]/((1-[.J$46])*500000)" office:value-type="float" office:value="0.239999926756996" calcext:value-type="float">
            <text:p>0,2399999268</text:p>
          </table:table-cell>
          <table:table-cell table:formula="of:=[.K32]/((1-[.K$46])*500000)" office:value-type="float" office:value="0.240000207300101" calcext:value-type="float">
            <text:p>0,2400002073</text:p>
          </table:table-cell>
          <table:table-cell table:formula="of:=[.L32]/((1-[.L$46])*500000)" office:value-type="float" office:value="0.240000002846022" calcext:value-type="float">
            <text:p>0,2400000028</text:p>
          </table:table-cell>
          <table:table-cell table:formula="of:=[.M32]/((1-[.M$46])*500000)" office:value-type="float" office:value="0.240000071139147" calcext:value-type="float">
            <text:p>0,2400000711</text:p>
          </table:table-cell>
          <table:table-cell table:formula="of:=[.N32]/((1-[.N$46])*500000)" office:value-type="float" office:value="0.240000051329197" calcext:value-type="float">
            <text:p>0,2400000513</text:p>
          </table:table-cell>
          <table:table-cell table:number-columns-repeated="7"/>
        </table:table-row>
        <table:table-row table:style-name="ro1">
          <table:table-cell table:style-name="Default" office:value-type="float" office:value="0.25" calcext:value-type="float">
            <text:p>0,25</text:p>
          </table:table-cell>
          <table:table-cell table:number-columns-repeated="20"/>
        </table:table-row>
        <table:table-row table:style-name="ro1">
          <table:table-cell table:style-name="Default" office:value-type="float" office:value="0.26" calcext:value-type="float">
            <text:p>0,26</text:p>
          </table:table-cell>
          <table:table-cell table:number-columns-repeated="20"/>
        </table:table-row>
        <table:table-row table:style-name="ro1">
          <table:table-cell table:style-name="Default" office:value-type="float" office:value="0.27" calcext:value-type="float">
            <text:p>0,27</text:p>
          </table:table-cell>
          <table:table-cell table:formula="of:=[.B35]/((1-[.B$46])*500000)" office:value-type="float" office:value="0.269997500456259" calcext:value-type="float">
            <text:p>0,2699975005</text:p>
          </table:table-cell>
          <table:table-cell table:formula="of:=[.C35]/((1-[.C$46])*500000)" office:value-type="float" office:value="0.269999964677064" calcext:value-type="float">
            <text:p>0,2699999647</text:p>
          </table:table-cell>
          <table:table-cell table:formula="of:=[.D35]/((1-[.D$46])*500000)" office:value-type="float" office:value="0.270000024250447" calcext:value-type="float">
            <text:p>0,2700000243</text:p>
          </table:table-cell>
          <table:table-cell table:formula="of:=[.E35]/((1-[.E$46])*500000)" office:value-type="float" office:value="0.269999946975965" calcext:value-type="float">
            <text:p>0,269999947</text:p>
          </table:table-cell>
          <table:table-cell table:formula="of:=[.F35]/((1-[.F$46])*500000)" office:value-type="float" office:value="0.269999753101749" calcext:value-type="float">
            <text:p>0,2699997531</text:p>
          </table:table-cell>
          <table:table-cell table:formula="of:=[.G35]/((1-[.G$46])*500000)" office:value-type="float" office:value="0.269999783300047" calcext:value-type="float">
            <text:p>0,2699997833</text:p>
          </table:table-cell>
          <table:table-cell table:formula="of:=[.H35]/((1-[.H$46])*500000)" office:value-type="float" office:value="0.270000242870061" calcext:value-type="float">
            <text:p>0,2700002429</text:p>
          </table:table-cell>
          <table:table-cell table:formula="of:=[.I35]/((1-[.I$46])*500000)" office:value-type="float" office:value="0.269999901054886" calcext:value-type="float">
            <text:p>0,2699999011</text:p>
          </table:table-cell>
          <table:table-cell table:formula="of:=[.J35]/((1-[.J$46])*500000)" office:value-type="float" office:value="0.269999917601397" calcext:value-type="float">
            <text:p>0,2699999176</text:p>
          </table:table-cell>
          <table:table-cell table:formula="of:=[.K35]/((1-[.K$46])*500000)" office:value-type="float" office:value="0.270000233212791" calcext:value-type="float">
            <text:p>0,2700002332</text:p>
          </table:table-cell>
          <table:table-cell table:formula="of:=[.L35]/((1-[.L$46])*500000)" office:value-type="float" office:value="0.270000003201601" calcext:value-type="float">
            <text:p>0,2700000032</text:p>
          </table:table-cell>
          <table:table-cell table:formula="of:=[.M35]/((1-[.M$46])*500000)" office:value-type="float" office:value="0.270000080031754" calcext:value-type="float">
            <text:p>0,27000008</text:p>
          </table:table-cell>
          <table:table-cell table:formula="of:=[.N35]/((1-[.N$46])*500000)" office:value-type="float" office:value="0.270000057745346" calcext:value-type="float">
            <text:p>0,2700000577</text:p>
          </table:table-cell>
          <table:table-cell table:number-columns-repeated="7"/>
        </table:table-row>
        <table:table-row table:style-name="ro1">
          <table:table-cell table:style-name="ce3" office:value-type="float" office:value="0.3" calcext:value-type="float">
            <text:p>0,30</text:p>
          </table:table-cell>
          <table:table-cell table:formula="of:=[.B38]/((1-[.B$46])*500000)" office:value-type="float" office:value="0.294472222278385" calcext:value-type="float">
            <text:p>0,2944722223</text:p>
          </table:table-cell>
          <table:table-cell table:formula="of:=[.C38]/((1-[.C$46])*500000)" office:value-type="float" office:value="0.295378531907621" calcext:value-type="float">
            <text:p>0,2953785319</text:p>
          </table:table-cell>
          <table:table-cell table:formula="of:=[.D38]/((1-[.D$46])*500000)" office:value-type="float" office:value="0.296254833662265" calcext:value-type="float">
            <text:p>0,2962548337</text:p>
          </table:table-cell>
          <table:table-cell table:formula="of:=[.E38]/((1-[.E$46])*500000)" office:value-type="float" office:value="0.297057852589495" calcext:value-type="float">
            <text:p>0,2970578526</text:p>
          </table:table-cell>
          <table:table-cell table:formula="of:=[.F38]/((1-[.F$46])*500000)" office:value-type="float" office:value="0.297765498823323" calcext:value-type="float">
            <text:p>0,2977654988</text:p>
          </table:table-cell>
          <table:table-cell table:formula="of:=[.G38]/((1-[.G$46])*500000)" office:value-type="float" office:value="0.298398815209017" calcext:value-type="float">
            <text:p>0,2983988152</text:p>
          </table:table-cell>
          <table:table-cell table:formula="of:=[.H38]/((1-[.H$46])*500000)" office:value-type="float" office:value="0.298934460928108" calcext:value-type="float">
            <text:p>0,2989344609</text:p>
          </table:table-cell>
          <table:table-cell table:formula="of:=[.I38]/((1-[.I$46])*500000)" office:value-type="float" office:value="0.299339062286618" calcext:value-type="float">
            <text:p>0,2993390623</text:p>
          </table:table-cell>
          <table:table-cell table:formula="of:=[.J38]/((1-[.J$46])*500000)" office:value-type="float" office:value="0.299677013871491" calcext:value-type="float">
            <text:p>0,2996770139</text:p>
          </table:table-cell>
          <table:table-cell table:formula="of:=[.K38]/((1-[.K$46])*500000)" office:value-type="float" office:value="0.299908085292459" calcext:value-type="float">
            <text:p>0,2999080853</text:p>
          </table:table-cell>
          <table:table-cell table:formula="of:=[.L38]/((1-[.L$46])*500000)" office:value-type="float" office:value="0.300000003557528" calcext:value-type="float">
            <text:p>0,3000000036</text:p>
          </table:table-cell>
          <table:table-cell table:formula="of:=[.M38]/((1-[.M$46])*500000)" office:value-type="float" office:value="0.300000088924362" calcext:value-type="float">
            <text:p>0,3000000889</text:p>
          </table:table-cell>
          <table:table-cell table:formula="of:=[.N38]/((1-[.N$46])*500000)" office:value-type="float" office:value="0.300000064161496" calcext:value-type="float">
            <text:p>0,3000000642</text:p>
          </table:table-cell>
          <table:table-cell table:number-columns-repeated="7"/>
        </table:table-row>
        <table:table-row table:style-name="ro1">
          <table:table-cell table:style-name="Default" office:value-type="float" office:value="0.33" calcext:value-type="float">
            <text:p>0,33</text:p>
          </table:table-cell>
          <table:table-cell table:formula="of:=[.B41]/((1-[.B$46])*500000)" office:value-type="float" office:value="0.309763038551689" calcext:value-type="float">
            <text:p>0,3097630386</text:p>
          </table:table-cell>
          <table:table-cell table:formula="of:=[.C41]/((1-[.C$46])*500000)" office:value-type="float" office:value="0.311645496004933" calcext:value-type="float">
            <text:p>0,311645496</text:p>
          </table:table-cell>
          <table:table-cell table:formula="of:=[.D41]/((1-[.D$46])*500000)" office:value-type="float" office:value="0.313731247933553" calcext:value-type="float">
            <text:p>0,3137312479</text:p>
          </table:table-cell>
          <table:table-cell table:formula="of:=[.E41]/((1-[.E$46])*500000)" office:value-type="float" office:value="0.316016778492705" calcext:value-type="float">
            <text:p>0,3160167785</text:p>
          </table:table-cell>
          <table:table-cell table:formula="of:=[.F41]/((1-[.F$46])*500000)" office:value-type="float" office:value="0.318244180750576" calcext:value-type="float">
            <text:p>0,3182441808</text:p>
          </table:table-cell>
          <table:table-cell table:formula="of:=[.G41]/((1-[.G$46])*500000)" office:value-type="float" office:value="0.320334730258225" calcext:value-type="float">
            <text:p>0,3203347303</text:p>
          </table:table-cell>
          <table:table-cell table:formula="of:=[.H41]/((1-[.H$46])*500000)" office:value-type="float" office:value="0.322305925637543" calcext:value-type="float">
            <text:p>0,3223059256</text:p>
          </table:table-cell>
          <table:table-cell table:formula="of:=[.I41]/((1-[.I$46])*500000)" office:value-type="float" office:value="0.324120749698099" calcext:value-type="float">
            <text:p>0,3241207497</text:p>
          </table:table-cell>
          <table:table-cell table:formula="of:=[.J41]/((1-[.J$46])*500000)" office:value-type="float" office:value="0.325808324788967" calcext:value-type="float">
            <text:p>0,3258083248</text:p>
          </table:table-cell>
          <table:table-cell table:formula="of:=[.K41]/((1-[.K$46])*500000)" office:value-type="float" office:value="0.327274752931128" calcext:value-type="float">
            <text:p>0,3272747529</text:p>
          </table:table-cell>
          <table:table-cell table:formula="of:=[.L41]/((1-[.L$46])*500000)" office:value-type="float" office:value="0.328486366764567" calcext:value-type="float">
            <text:p>0,3284863668</text:p>
          </table:table-cell>
          <table:table-cell table:formula="of:=[.M41]/((1-[.M$46])*500000)" office:value-type="float" office:value="0.329358698932489" calcext:value-type="float">
            <text:p>0,3293586989</text:p>
          </table:table-cell>
          <table:table-cell table:formula="of:=[.N41]/((1-[.N$46])*500000)" office:value-type="float" office:value="0.329914275005384" calcext:value-type="float">
            <text:p>0,329914275</text:p>
          </table:table-cell>
          <table:table-cell table:number-columns-repeated="7"/>
        </table:table-row>
        <table:table-row table:style-name="ro1">
          <table:table-cell table:style-name="Default" office:value-type="float" office:value="0.36" calcext:value-type="float">
            <text:p>0,36</text:p>
          </table:table-cell>
          <table:table-cell table:formula="of:=[.B44]/((1-[.B$46])*500000)" office:value-type="float" office:value="0.323295953305341" calcext:value-type="float">
            <text:p>0,3232959533</text:p>
          </table:table-cell>
          <table:table-cell table:formula="of:=[.C44]/((1-[.C$46])*500000)" office:value-type="float" office:value="0.325497378601746" calcext:value-type="float">
            <text:p>0,3254973786</text:p>
          </table:table-cell>
          <table:table-cell table:formula="of:=[.D44]/((1-[.D$46])*500000)" office:value-type="float" office:value="0.327897903599971" calcext:value-type="float">
            <text:p>0,3278979036</text:p>
          </table:table-cell>
          <table:table-cell table:formula="of:=[.E44]/((1-[.E$46])*500000)" office:value-type="float" office:value="0.33062473072747" calcext:value-type="float">
            <text:p>0,3306247307</text:p>
          </table:table-cell>
          <table:table-cell table:formula="of:=[.F44]/((1-[.F$46])*500000)" office:value-type="float" office:value="0.333712488701109" calcext:value-type="float">
            <text:p>0,3337124887</text:p>
          </table:table-cell>
          <table:table-cell table:formula="of:=[.G44]/((1-[.G$46])*500000)" office:value-type="float" office:value="0.337319767196839" calcext:value-type="float">
            <text:p>0,3373197672</text:p>
          </table:table-cell>
          <table:table-cell table:formula="of:=[.H44]/((1-[.H$46])*500000)" office:value-type="float" office:value="0.341217735879235" calcext:value-type="float">
            <text:p>0,3412177359</text:p>
          </table:table-cell>
          <table:table-cell table:formula="of:=[.I44]/((1-[.I$46])*500000)" office:value-type="float" office:value="0.344893094084271" calcext:value-type="float">
            <text:p>0,3448930941</text:p>
          </table:table-cell>
          <table:table-cell table:formula="of:=[.J44]/((1-[.J$46])*500000)" office:value-type="float" office:value="0.348338162024627" calcext:value-type="float">
            <text:p>0,348338162</text:p>
          </table:table-cell>
          <table:table-cell table:formula="of:=[.K44]/((1-[.K$46])*500000)" office:value-type="float" office:value="0.351497970372008" calcext:value-type="float">
            <text:p>0,3514979704</text:p>
          </table:table-cell>
          <table:table-cell table:formula="of:=[.L44]/((1-[.L$46])*500000)" office:value-type="float" office:value="0.354280073085323" calcext:value-type="float">
            <text:p>0,3542800731</text:p>
          </table:table-cell>
          <table:table-cell table:formula="of:=[.M44]/((1-[.M$46])*500000)" office:value-type="float" office:value="0.35662094311982" calcext:value-type="float">
            <text:p>0,3566209431</text:p>
          </table:table-cell>
          <table:table-cell table:formula="of:=[.N44]/((1-[.N$46])*500000)" office:value-type="float" office:value="0.35853423826269" calcext:value-type="float">
            <text:p>0,35853423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percentage-style style:name="N116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.00.0000</text:date>, <text:time style:data-style-name="N2" text:time-value="11:12:12.588616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1T17:18:31.174388171</dc:date>
    <dc:creator>Caroline Moeller</dc:creator>
    <meta:editing-duration>PT5H44M38S</meta:editing-duration>
    <meta:editing-cycles>8</meta:editing-cycles>
    <meta:document-statistic meta:table-count="1" meta:cell-count="646" meta:object-count="0"/>
  </office:meta>
</office:document-meta>
</file>